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8500000187C8AC49DEBC592BF1.png" manifest:media-type="image/png"/>
  <manifest:file-entry manifest:full-path="Pictures/100000000000006000000062352EADC3A5D169E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abeçalho_20_e_20_Rodapé">
      <style:paragraph-properties style:writing-mode="lr-tb"/>
    </style:style>
    <style:style style:name="P6" style:family="paragraph" style:parent-style-name="Corpo">
      <style:paragraph-properties fo:text-align="end" style:justify-single-word="false"/>
    </style:style>
    <style:style style:name="P7" style:family="paragraph" style:parent-style-name="Corpo">
      <style:paragraph-properties fo:text-align="center" style:justify-single-word="false"/>
    </style:style>
    <style:style style:name="P8" style:family="paragraph" style:parent-style-name="Corpo">
      <style:paragraph-properties fo:text-align="center" style:justify-single-word="false"/>
      <style:text-properties officeooo:paragraph-rsid="00163c47"/>
    </style:style>
    <style:style style:name="P9" style:family="paragraph" style:parent-style-name="Corpo">
      <style:paragraph-properties fo:text-align="justify" style:justify-single-word="false"/>
    </style:style>
    <style:style style:name="P10" style:family="paragraph" style:parent-style-name="Corpo">
      <style:paragraph-properties fo:text-align="justify" style:justify-single-word="false"/>
      <style:text-properties officeooo:paragraph-rsid="00163c47"/>
    </style:style>
    <style:style style:name="P11" style:family="paragraph" style:parent-style-name="Corpo">
      <style:paragraph-properties fo:text-align="justify" style:justify-single-word="false"/>
      <style:text-properties fo:font-size="11pt" style:font-size-asian="11pt" style:font-size-complex="11pt"/>
    </style:style>
    <style:style style:name="P12" style:family="paragraph" style:parent-style-name="Corpo">
      <style:paragraph-properties fo:text-align="justify" style:justify-single-word="false"/>
      <style:text-properties fo:color="#1d00e4" style:text-outline="false" fo:font-size="11pt" style:font-size-asian="11pt" style:font-size-complex="11pt"/>
    </style:style>
    <style:style style:name="P13" style:family="paragraph" style:parent-style-name="Corpo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Corpo">
      <style:paragraph-properties fo:margin-left="1.27cm" fo:margin-right="0cm" fo:text-align="justify" style:justify-single-word="false" fo:text-indent="0cm" style:auto-text-indent="false"/>
      <style:text-properties fo:color="#1d00e4" style:text-outline="false" fo:font-size="11pt" fo:font-style="italic" style:font-size-asian="11pt" style:font-style-asian="italic" style:font-size-complex="11pt" style:font-style-complex="italic"/>
    </style:style>
    <style:style style:name="P15" style:family="paragraph" style:parent-style-name="Corpo" style:master-page-name="First_20_Page">
      <style:paragraph-properties fo:text-align="end" style:justify-single-word="false" style:page-number="auto"/>
    </style:style>
    <style:style style:name="P16" style:family="paragraph" style:parent-style-name="Corpo">
      <style:paragraph-properties fo:text-align="justify" style:justify-single-word="false"/>
      <style:text-properties fo:language="pt" fo:country="PT" officeooo:rsid="00163c47"/>
    </style:style>
    <style:style style:name="P17" style:family="paragraph" style:parent-style-name="Corpo">
      <style:paragraph-properties fo:text-align="justify" style:justify-single-word="false"/>
      <style:text-properties fo:language="pt" fo:country="PT"/>
    </style:style>
    <style:style style:name="P18" style:family="paragraph" style:parent-style-name="Corpo">
      <style:paragraph-properties fo:text-align="justify" style:justify-single-word="false"/>
      <style:text-properties fo:language="pt" fo:country="BR" officeooo:rsid="00675dca" officeooo:paragraph-rsid="00163c47"/>
    </style:style>
    <style:style style:name="P19" style:family="paragraph" style:parent-style-name="Footer">
      <style:paragraph-properties fo:text-align="center" style:justify-single-word="false">
        <style:tab-stops>
          <style:tab-stop style:position="0.875cm"/>
          <style:tab-stop style:position="7.5cm" style:type="center"/>
          <style:tab-stop style:position="8.573cm" style:type="center"/>
          <style:tab-stop style:position="15cm" style:type="right"/>
        </style:tab-stops>
      </style:paragraph-properties>
      <style:text-properties style:font-name="Arial" fo:language="pt" fo:country="PT"/>
    </style:style>
    <style:style style:name="P20" style:family="paragraph" style:parent-style-name="Footer">
      <style:paragraph-properties fo:text-align="center" style:justify-single-word="false"/>
      <style:text-properties fo:font-size="10pt" fo:language="pt" fo:country="PT" style:font-size-asian="10pt" style:font-size-complex="10pt"/>
    </style:style>
    <style:style style:name="P21" style:family="paragraph" style:parent-style-name="Header">
      <style:paragraph-properties fo:text-align="center" style:justify-single-word="false"/>
      <style:text-properties style:font-name="Arial" fo:language="pt" fo:country="PT" fo:font-weight="bold" style:font-weight-asian="bold" style:font-weight-complex="bold"/>
    </style:style>
    <style:style style:name="T1" style:family="text">
      <style:text-properties fo:font-size="10pt" fo:language="pt" fo:country="PT" style:font-size-asian="10pt" style:font-size-complex="10pt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63c47"/>
    </style:style>
    <style:style style:name="T4" style:family="text">
      <style:text-properties fo:font-size="15pt" fo:language="pt" fo:country="PT" fo:font-weight="bold" style:font-size-asian="15pt" style:font-weight-asian="bold" style:font-size-complex="15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63c47"/>
    </style:style>
    <style:style style:name="T7" style:family="text">
      <style:text-properties fo:font-size="11pt" fo:language="pt" fo:country="PT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color="#1d00e4" style:text-outline="false" fo:font-size="11pt" fo:language="pt" fo:country="PT" fo:font-style="italic" style:font-size-asian="11pt" style:font-style-asian="italic" style:font-size-complex="11pt" style:font-style-complex="italic"/>
    </style:style>
    <style:style style:name="T11" style:family="text">
      <style:text-properties fo:color="#1d00e4" style:text-outline="false"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1d00e4" style:text-outline="false" fo:font-size="11pt" style:rfc-language-tag="es-ES-u-co-trad" fo:language="es" fo:country="ES" fo:font-style="italic" style:font-size-asian="11pt" style:font-style-asian="italic" style:font-size-complex="11pt" style:font-style-complex="italic"/>
    </style:style>
    <style:style style:name="T13" style:family="text">
      <style:text-properties fo:color="#1d00e4" style:text-outline="false" fo:font-size="11pt" fo:language="fr" fo:country="FR" fo:font-style="italic" style:font-size-asian="11pt" style:font-style-asian="italic" style:font-size-complex="11pt" style:font-style-complex="italic"/>
    </style:style>
    <style:style style:name="T14" style:family="text">
      <style:text-properties fo:language="pt" fo:country="BR" officeooo:rsid="00675dca"/>
    </style:style>
    <style:style style:name="T15" style:family="text">
      <style:text-properties fo:language="pt" fo:country="BR" fo:font-weight="bold" officeooo:rsid="00675dca" style:font-weight-asian="bold" style:font-weight-complex="bold"/>
    </style:style>
    <style:style style:name="T16" style:family="text">
      <style:text-properties officeooo:rsid="0016f577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6"/>
      <text:p text:style-name="P6"/>
      <text:p text:style-name="P7"><text:span text:style-name="T4">AUTORIZAÇÃO DE DEFESA</text:span><text:span text:style-name="T2"> </text:span></text:p>
      <text:p text:style-name="P7"/>
      <text:p text:style-name="P7"/>
      <text:p text:style-name="P6"/>
      <text:p text:style-name="P10"><text:span text:style-name="T2">Eu, </text:span><text:span text:style-name="T15">Max Santana Rolemberg Farias</text:span><text:span text:style-name="T2">, membro do Colegiado de Engenharia da Computação, declaro ciência e autorizo a realização da banca de defesa abaixo descrita: </text:span></text:p>
      <text:p text:style-name="P9"/>
      <text:p text:style-name="P9"><text:span text:style-name="T2">Aluno(a): </text:span><text:span text:style-name="T3">Jose Adolfo de Castro Neto</text:span></text:p>
      <text:p text:style-name="P16"/>
      <text:p text:style-name="P10"><text:span text:style-name="T2">Título: </text:span><text:span text:style-name="T14">SISTEMA EMBARCADO PARA AQUISIÇÃO DE DADOS E TELEMETRIA DE MINIFOGUETES INTERMEDIÁRIO E AVANÇADO</text:span></text:p>
      <text:p text:style-name="P18"/>
      <text:p text:style-name="P17">Data/hora: <text:span text:style-name="T16">19 / 04 / 2022<text:tab/>10:00 h</text:span></text:p>
      <text:p text:style-name="P17"/>
      <text:p text:style-name="P10"><text:span text:style-name="T2">Avaliador 1: </text:span><text:span text:style-name="T14">Ricardo Argenton Ramos</text:span></text:p>
      <text:p text:style-name="P17"/>
      <text:p text:style-name="P10"><text:span text:style-name="T2">Avaliador 2: </text:span><text:span text:style-name="T14">Ruan de Medeiros Bahia</text:span></text:p>
      <text:p text:style-name="P17"/>
      <text:p text:style-name="P10"><text:span text:style-name="T2">Suplente: </text:span><text:span text:style-name="T14">Jorge Luis Cavalcanti Ramos</text:span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8"><text:span text:style-name="T5">Pro</text:span><text:span text:style-name="T6">f</text:span>. <text:span text:style-name="T2">Dr. </text:span><text:span text:style-name="T14">Max Santana Rolemberg Farias</text:span><text:line-break/><text:span text:style-name="T2">Orientador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Observação: devem ser afastados de comissões examinadoras os membros que possuam amizade </text:span><text:span text:style-name="T8">íntima</text:span><text:span text:style-name="T7">, </text:span><text:span text:style-name="T8">inimizade </text:span><text:span text:style-name="T7">notória ou vínculos com qualquer candidato, em face da fundada suspeição de parcialidade de acordo com o art. 20 da Lei n</text:span><text:span text:style-name="T8">º 9.784/99</text:span><text:span text:style-name="T7">, que regula o processo administrativo no </text:span><text:span text:style-name="T8">â</text:span><text:span text:style-name="T7">mbito da Administração P</text:span><text:span text:style-name="T8">ú</text:span><text:span text:style-name="T7">blica Federal.</text:span></text:p>
      <text:p text:style-name="P11"/>
      <text:p text:style-name="P13"><text:span text:style-name="T10">Art. 20. Pode ser arg</text:span><text:span text:style-name="T11">ü</text:span><text:span text:style-name="T10">ida a suspeição de autoridade ou servidor que tenha amizade </text:span><text:span text:style-name="T11">í</text:span><text:span text:style-name="T10">ntima ou inimizade not</text:span><text:span text:style-name="T12">ó</text:span><text:span text:style-name="T10">ria com algum dos interessados ou com os respectivos c</text:span><text:span text:style-name="T11">ô</text:span><text:span text:style-name="T10">njuges, companheiros, parentes e afins at</text:span><text:span text:style-name="T13">é </text:span><text:span text:style-name="T10">o terceiro grau.</text:span></text:p>
      <text:p text:style-name="P14"/>
      <text:p text:style-name="P12"/>
      <text:p text:style-name="P6"><text:span text:style-name="T7">Fonte: </text:span><text:a xlink:type="simple" xlink:href="http://www.planalto.gov.br/ccivil_03/leis/l9784.htm" text:style-name="Hyperlink.0" text:visited-style-name="Hyperlink.0"><text:span text:style-name="Hyperlink.0"><text:span text:style-name="T9">http://www.planalto.gov.br/ccivil_03/leis/l9784.htm</text:span></text:span></text:a><text:span text:style-name="T7"> 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Footer" style:family="paragraph" style:default-outline-level="" style:class="extra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Cabeçalho_20_e_20_Rodapé" style:display-name="Cabeçalho e Rodapé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2pt" style:font-style-asian="normal" style:font-weight-asian="normal" style:font-name-complex="Helvetica Neue1" style:font-family-complex="'Helvetica Neue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Corpo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yperlink.0" style:family="text" style:parent-style-name="Internet_20_link">
      <style:text-properties fo:color="#0000ff" style:text-outline="false" style:text-underline-style="solid" style:text-underline-width="auto" style:text-underline-color="#0000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Arial" fo:language="pt" fo:country="PT" fo:font-weight="bold" style:font-weight-asian="bold" style:font-weight-complex="bold"/>
    </style:style>
    <style:style style:name="MP5" style:family="paragraph" style:parent-style-name="Footer">
      <style:paragraph-properties fo:text-align="center" style:justify-single-word="false">
        <style:tab-stops>
          <style:tab-stop style:position="0.875cm"/>
          <style:tab-stop style:position="7.5cm" style:type="center"/>
          <style:tab-stop style:position="8.573cm" style:type="center"/>
          <style:tab-stop style:position="15cm" style:type="right"/>
        </style:tab-stops>
      </style:paragraph-properties>
      <style:text-properties style:font-name="Arial" fo:language="pt" fo:country="PT"/>
    </style:style>
    <style:style style:name="MP6" style:family="paragraph" style:parent-style-name="Footer">
      <style:paragraph-properties fo:text-align="center" style:justify-single-word="false"/>
      <style:text-properties fo:font-size="10pt" fo:language="pt" fo:country="PT" style:font-size-asian="10pt" style:font-size-complex="10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Cabeçalho_20_e_20_Rodapé">
      <style:paragraph-properties style:writing-mode="lr-tb"/>
    </style:style>
    <style:style style:name="MT1" style:family="text">
      <style:text-properties fo:font-size="10pt" fo:language="pt" fo:country="PT" style:font-size-asian="10pt" style:font-size-complex="10pt"/>
    </style:style>
    <style:style style:name="MT2" style:family="text">
      <style:text-properties fo:language="pt" fo:country="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1.249cm" fo:margin-left="2.54cm" fo:margin-right="1.316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4cm" fo:margin-left="0cm" fo:margin-right="0cm" fo:margin-bottom="1.764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fficeArt object" text:anchor-type="as-char" svg:width="1.863cm" svg:height="1.863cm" draw:z-index="0"><draw:image xlink:href="Pictures/100000000000006000000062352EADC3A5D169EC.png" xlink:type="simple" xlink:show="embed" xlink:actuate="onLoad" loext:mime-type="image/png"/><svg:desc>Imagem</svg:desc></draw:frame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1" text:anchor-type="char" svg:x="1.663cm" svg:y="0.443cm" svg:width="2.011cm" svg:height="2.011cm" draw:z-index="0"><draw:image xlink:href="Pictures/100002010000018500000187C8AC49DEBC592BF1.png" xlink:type="simple" xlink:show="embed" xlink:actuate="onLoad" loext:mime-type="image/png"/><svg:desc>Imagem</svg:desc></draw:frame></text:p>
        <text:p text:style-name="MP4">FUNDAÇÃO UNIVERSIDADE FEDERAL DO VALE DO SÃO FRANCISCO</text:p>
        <text:p text:style-name="MP5">Colegiado de Graduação em Engenharia da Computação</text:p>
        <text:p text:style-name="MP6">Av. Antônio Carlos Magalhães, S/N, Santo Antônio - CEP 48.902-300, Juazeiro-BA</text:p>
        <text:p text:style-name="MP7"><text:span text:style-name="MT1">Tel.: (74) 2102-7664, </text:span><text:a xlink:type="simple" xlink:href="http://www.cecomp.univasf.edu.br/" text:style-name="Hyperlink.0" text:visited-style-name="Hyperlink.0"><text:span text:style-name="Hyperlink.0"><text:span text:style-name="MT2">http://www.cecomp.univasf.edu.br</text:span></text:span></text:a></text:p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16:37:55.049883317</dc:date>
    <meta:editing-duration>PT38M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8" meta:word-count="194" meta:character-count="1345" meta:non-whitespace-character-count="1165"/>
  </office:meta>
</office:document-meta>
</file>